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35in"/>
    </style:style>
    <style:style style:name="co2" style:family="table-column">
      <style:table-column-properties fo:break-before="auto" style:column-width="1.7055in"/>
    </style:style>
    <style:style style:name="co3" style:family="table-column">
      <style:table-column-properties fo:break-before="auto" style:column-width="2.6319in"/>
    </style:style>
    <style:style style:name="co4" style:family="table-column">
      <style:table-column-properties fo:break-before="auto" style:column-width="1.949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tegration Methods – MATLAB</text:p>
          </table:table-cell>
          <table:table-cell/>
          <table:table-cell table:style-name="ce2" office:value-type="string">
            <text:p>25 nodes, 2 periods, first mode</text:p>
          </table:table-cell>
          <table:table-cell/>
        </table:table-row>
        <table:table-row table:style-name="ro1">
          <table:table-cell table:style-name="ce1" office:value-type="string">
            <text:p>Algorithm 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olution Algorithm</text:p>
          </table:table-cell>
          <table:table-cell table:style-name="ce1" office:value-type="string">
            <text:p>Solution Time (s), (approx)</text:p>
          </table:table-cell>
        </table:table-row>
        <table:table-row table:style-name="ro2">
          <table:table-cell office:value-type="string">
            <text:p>ode23t</text:p>
          </table:table-cell>
          <table:table-cell office:value-type="string">
            <text:p>Implicit (mass matrix)</text:p>
          </table:table-cell>
          <table:table-cell office:value-type="string">
            <text:p>Trapezoid/Newton-Rhapson (mod)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ode23tb</text:p>
          </table:table-cell>
          <table:table-cell office:value-type="string">
            <text:p>Implicit (mass matrix)</text:p>
          </table:table-cell>
          <table:table-cell office:value-type="string">
            <text:p>Trapezoid-BD2/Newton-Rhapson (mod)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ode23s</text:p>
          </table:table-cell>
          <table:table-cell office:value-type="string">
            <text:p>Implicit (mass matrix)</text:p>
          </table:table-cell>
          <table:table-cell office:value-type="string">
            <text:p>Rosenbrock/Newton-Rhapson (mod)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ode15s</text:p>
          </table:table-cell>
          <table:table-cell office:value-type="string">
            <text:p>Implicit (mass matrix)</text:p>
          </table:table-cell>
          <table:table-cell office:value-type="string">
            <text:p>BDF (NDF) / Newton-Rhapson (mod)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ode45</text:p>
          </table:table-cell>
          <table:table-cell office:value-type="string">
            <text:p>Explicit (mass matrix)</text:p>
          </table:table-cell>
          <table:table-cell office:value-type="string">
            <text:p>RK-Dormand-Prince (4,5)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ode23</text:p>
          </table:table-cell>
          <table:table-cell office:value-type="string">
            <text:p>Explicit (mass matrix)</text:p>
          </table:table-cell>
          <table:table-cell office:value-type="string">
            <text:p>RK-Bogacki-Shampine (2,3)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ode113</text:p>
          </table:table-cell>
          <table:table-cell office:value-type="string">
            <text:p>Explicit (mass matrix)</text:p>
          </table:table-cell>
          <table:table-cell office:value-type="string">
            <text:p>LMM – PECE, adaptive order/step</text:p>
          </table:table-cell>
          <table:table-cell office:value-type="float" office:value="66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09:45:38</meta:creation-date>
    <dc:date>2014-03-07T10:58:18</dc:date>
    <meta:editing-duration>PT1H6M9S</meta:editing-duration>
    <meta:editing-cycles>9</meta:editing-cycles>
    <meta:generator>LibreOffice/4.0.4.2$Linux_X86_64 LibreOffice_project/400m0$Build-2</meta:generator>
    <meta:print-date>2014-03-07T10:58:08</meta:print-date>
    <meta:document-statistic meta:table-count="1" meta:cell-count="34" meta:object-count="0"/>
  </office:meta>
</office:document-meta>
</file>